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9bef4" officeooo:paragraph-rsid="0019bef4"/>
    </style:style>
    <style:style style:name="P6" style:family="paragraph" style:parent-style-name="Text_20_body" style:list-style-name="L1">
      <style:text-properties officeooo:rsid="001b629d" officeooo:paragraph-rsid="001b629d"/>
    </style:style>
    <style:style style:name="P7" style:family="paragraph" style:parent-style-name="Text_20_body">
      <style:text-properties officeooo:rsid="001b629d" officeooo:paragraph-rsid="001b629d"/>
    </style:style>
    <style:style style:name="P8" style:family="paragraph" style:parent-style-name="Text_20_body">
      <style:text-properties officeooo:rsid="0019bef4" officeooo:paragraph-rsid="0019bef4"/>
    </style:style>
    <style:style style:name="P9" style:family="paragraph" style:parent-style-name="Text_20_body">
      <style:text-properties officeooo:rsid="0018e27e" officeooo:paragraph-rsid="0018e27e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4">Double the light power <text:span text:style-name="T1">using 2 LED strip side by side</text:span></text:p>
        </text:list-item>
        <text:list-item>
          <text:p text:style-name="P4">Add a lamp screen using Policarbonate</text:p>
        </text:list-item>
        <text:list-item>
          <text:p text:style-name="P4">Improve the color and the final layout</text:p>
        </text:list-item>
        <text:list-item>
          <text:p text:style-name="P4">Add a touch dimmer <text:span text:style-name="T3">to the lamp block, so it is always visible</text:span></text:p>
        </text:list-item>
        <text:list-item>
          <text:p text:style-name="P4">Add four feets to <text:span text:style-name="T1">the base in order to </text:span>improve stability</text:p>
        </text:list-item>
        <text:list-item>
          <text:p text:style-name="P5">Add a rotating joint to the lamp <text:span text:style-name="T3">block</text:span> so we can orient the emission plane. Currently it gets some strange angles.</text:p>
        </text:list-item>
        <text:list-item>
          <text:p text:style-name="P6">Remove the Manfrotto Fixture</text:p>
        </text:list-item>
        <text:list-item>
          <text:p text:style-name="P6">Remove the CV60 Hook</text:p>
        </text:list-item>
      </text:list>
      <text:p text:style-name="P7"/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1-07T21:14:23.205000000</dc:date>
    <meta:editing-duration>PT12H27M14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2" meta:word-count="113" meta:character-count="563" meta:non-whitespace-character-count="472"/>
  </office:meta>
</office:document-meta>
</file>